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34.71mm"/>
    </style:style>
    <style:style style:name="co16" style:family="table-column">
      <style:table-column-properties fo:break-before="auto" style:column-width="30.97mm"/>
    </style:style>
    <style:style style:name="co17" style:family="table-column">
      <style:table-column-properties fo:break-before="auto" style:column-width="26.21mm"/>
    </style:style>
    <style:style style:name="co18" style:family="table-column">
      <style:table-column-properties fo:break-before="auto" style:column-width="7.25mm"/>
    </style:style>
    <style:style style:name="co19" style:family="table-column">
      <style:table-column-properties fo:break-before="auto" style:column-width="36.62mm"/>
    </style:style>
    <style:style style:name="co20" style:family="table-column">
      <style:table-column-properties fo:break-before="auto" style:column-width="36.3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0" style:family="table-cell" style:parent-style-name="Default" style:data-style-name="N107"/>
    <style:style style:name="ce21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04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Liberation Serif" fo:font-size="6.80000019073486pt" fo:language="en" fo:country="US" fo:font-style="normal" fo:text-shadow="none" style:text-underline-style="none" fo:font-weight="bold" style:font-name-asian="Segoe UI" style:font-size-asian="6.80000019073486pt" style:language-asian="en" style:country-asian="US" style:font-style-asian="normal" style:font-weight-asian="bold" style:font-name-complex="Tahoma" style:font-size-complex="6.80000019073486pt" style:language-complex="en" style:country-complex="US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Droid Sans" fo:font-size="10pt" fo:language="none" fo:country="none" fo:font-style="normal" fo:text-shadow="none" style:text-underline-style="none" fo:font-weight="bold" style:font-name-asian="Droid Sans" style:font-size-asian="10pt" style:language-asian="none" style:country-asian="none" style:font-style-asian="normal" style:font-weight-asian="bold" style:font-name-complex="Droid Sans" style:font-size-complex="10pt" style:language-complex="none" style:country-complex="none" style:font-style-complex="normal" style:font-weight-complex="bold"/>
    </style:style>
    <style:style style:name="ce29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 Wykorzystaj funkcję Licz.Jeżel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 Wykorzystaj funkcje: DNI.360 i TERAZ()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6000 dni i 40% jeżeli pracuje dłużej niż 70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" table:number-columns-repeated="1006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/>
          <table:table-cell table:style-name="ce11"/>
          <table:table-cell/>
          <table:table-cell table:style-name="ce17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8" office:value-type="string" calcext:value-type="string">
            <text:p>GODZ</text:p>
          </table:table-cell>
          <table:table-cell table:number-columns-repeated="100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YS360([.F2];[.$O$11];1)" office:value-type="float" office:value="10915" calcext:value-type="float">
            <text:p>10915</text:p>
          </table:table-cell>
          <table:table-cell table:style-name="ce12"/>
          <table:table-cell/>
          <table:table-cell table:style-name="ce11"/>
          <table:table-cell/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number-columns-repeated="100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YS360([.F3];[.$O$11];1)" office:value-type="float" office:value="11444" calcext:value-type="float">
            <text:p>11444</text:p>
          </table:table-cell>
          <table:table-cell table:style-name="ce12"/>
          <table:table-cell/>
          <table:table-cell table:style-name="ce11"/>
          <table:table-cell/>
          <table:table-cell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number-columns-repeated="1008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YS360([.F4];[.$O$11];1)" office:value-type="float" office:value="9623" calcext:value-type="float">
            <text:p>9623</text:p>
          </table:table-cell>
          <table:table-cell table:style-name="ce13"/>
          <table:table-cell/>
          <table:table-cell table:style-name="ce11"/>
          <table:table-cell table:number-columns-repeated="1011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YS360([.F5];[.$O$11];1)" office:value-type="float" office:value="10392" calcext:value-type="float">
            <text:p>10392</text:p>
          </table:table-cell>
          <table:table-cell table:style-name="ce13"/>
          <table:table-cell/>
          <table:table-cell table:style-name="ce16"/>
          <table:table-cell table:number-columns-repeated="1011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YS360([.F6];[.$O$11];1)" office:value-type="float" office:value="12157" calcext:value-type="float">
            <text:p>12157</text:p>
          </table:table-cell>
          <table:table-cell table:style-name="ce14"/>
          <table:table-cell/>
          <table:table-cell table:style-name="ce17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/>
          <table:table-cell table:number-columns-repeated="2" table:style-name="ce4" office:value-type="string" calcext:value-type="string">
            <text:p>DATA ZATR.</text:p>
          </table:table-cell>
          <table:table-cell table:style-name="ce4" office:value-type="string" calcext:value-type="string">
            <text:p>DEPART</text:p>
          </table:table-cell>
          <table:table-cell table:number-columns-repeated="1006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YS360([.F7];[.$O$11];1)" office:value-type="float" office:value="10754" calcext:value-type="float">
            <text:p>10754</text:p>
          </table:table-cell>
          <table:table-cell table:style-name="ce14"/>
          <table:table-cell/>
          <table:table-cell table:style-name="Default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/>
          <table:table-cell office:value-type="string" calcext:value-type="string">
            <text:p>&gt;1 I 88</text:p>
          </table:table-cell>
          <table:table-cell office:value-type="string" calcext:value-type="string">
            <text:p>&lt;31 XII 90</text:p>
          </table:table-cell>
          <table:table-cell table:style-name="ce3" office:value-type="string" calcext:value-type="string">
            <text:p>Rajdy Dziecinne</text:p>
          </table:table-cell>
          <table:table-cell table:number-columns-repeated="1006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YS360([.F8];[.$O$11];1)" office:value-type="float" office:value="10133" calcext:value-type="float">
            <text:p>10133</text:p>
          </table:table-cell>
          <table:table-cell table:style-name="ce14"/>
          <table:table-cell/>
          <table:table-cell table:style-name="Default"/>
          <table:table-cell table:number-columns-repeated="1011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YS360([.F9];[.$O$11];1)" office:value-type="float" office:value="12244" calcext:value-type="float">
            <text:p>12244</text:p>
          </table:table-cell>
          <table:table-cell table:style-name="ce14"/>
          <table:table-cell/>
          <table:table-cell table:style-name="Default"/>
          <table:table-cell table:number-columns-repeated="1011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YS360([.F10];[.$O$11];1)" office:value-type="float" office:value="9798" calcext:value-type="float">
            <text:p>9798</text:p>
          </table:table-cell>
          <table:table-cell table:style-name="ce14"/>
          <table:table-cell/>
          <table:table-cell table:style-name="Default"/>
          <table:table-cell table:number-columns-repeated="101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YS360([.F11];[.$O$11];1)" office:value-type="float" office:value="9469" calcext:value-type="float">
            <text:p>9469</text:p>
          </table:table-cell>
          <table:table-cell table:style-name="ce14"/>
          <table:table-cell/>
          <table:table-cell table:style-name="ce18"/>
          <table:table-cell/>
          <table:table-cell table:style-name="ce20" table:formula="of:=NOW()" office:value-type="date" office:date-value="2017-04-19T13:29:50.763672" calcext:value-type="date">
            <text:p>2017-04-19 13:29</text:p>
          </table:table-cell>
          <table:table-cell table:number-columns-repeated="1009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YS360([.F12];[.$O$11];1)" office:value-type="float" office:value="11771" calcext:value-type="float">
            <text:p>11771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YS360([.F13];[.$O$11];1)" office:value-type="float" office:value="9734" calcext:value-type="float">
            <text:p>9734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YS360([.F14];[.$O$11];1)" office:value-type="float" office:value="11604" calcext:value-type="float">
            <text:p>11604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YS360([.F15];[.$O$11];1)" office:value-type="float" office:value="10417" calcext:value-type="float">
            <text:p>10417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YS360([.F16];[.$O$11];1)" office:value-type="float" office:value="10749" calcext:value-type="float">
            <text:p>10749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YS360([.F17];[.$O$11];1)" office:value-type="float" office:value="10988" calcext:value-type="float">
            <text:p>10988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YS360([.F18];[.$O$11];1)" office:value-type="float" office:value="11502" calcext:value-type="float">
            <text:p>11502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YS360([.F19];[.$O$11];1)" office:value-type="float" office:value="10560" calcext:value-type="float">
            <text:p>10560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YS360([.F20];[.$O$11];1)" office:value-type="float" office:value="10736" calcext:value-type="float">
            <text:p>10736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YS360([.F21];[.$O$11];1)" office:value-type="float" office:value="11068" calcext:value-type="float">
            <text:p>11068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YS360([.F22];[.$O$11];1)" office:value-type="float" office:value="11942" calcext:value-type="float">
            <text:p>11942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YS360([.F23];[.$O$11];1)" office:value-type="float" office:value="11957" calcext:value-type="float">
            <text:p>11957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YS360([.F24];[.$O$11];1)" office:value-type="float" office:value="13001" calcext:value-type="float">
            <text:p>13001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YS360([.F25];[.$O$11];1)" office:value-type="float" office:value="11891" calcext:value-type="float">
            <text:p>11891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YS360([.F26];[.$O$11];1)" office:value-type="float" office:value="9874" calcext:value-type="float">
            <text:p>9874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YS360([.F27];[.$O$11];1)" office:value-type="float" office:value="9255" calcext:value-type="float">
            <text:p>9255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YS360([.F28];[.$O$11];1)" office:value-type="float" office:value="11321" calcext:value-type="float">
            <text:p>11321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YS360([.F29];[.$O$11];1)" office:value-type="float" office:value="12091" calcext:value-type="float">
            <text:p>12091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YS360([.F30];[.$O$11];1)" office:value-type="float" office:value="11762" calcext:value-type="float">
            <text:p>11762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YS360([.F31];[.$O$11];1)" office:value-type="float" office:value="11756" calcext:value-type="float">
            <text:p>11756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YS360([.F32];[.$O$11];1)" office:value-type="float" office:value="9846" calcext:value-type="float">
            <text:p>9846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YS360([.F33];[.$O$11];1)" office:value-type="float" office:value="9434" calcext:value-type="float">
            <text:p>9434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YS360([.F34];[.$O$11];1)" office:value-type="float" office:value="9607" calcext:value-type="float">
            <text:p>9607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YS360([.F35];[.$O$11];1)" office:value-type="float" office:value="10244" calcext:value-type="float">
            <text:p>10244</text:p>
          </table:table-cell>
          <table:table-cell table:style-name="ce14"/>
          <table:table-cell/>
          <table:table-cell table:style-name="ce18"/>
          <table:table-cell table:number-columns-repeated="1011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YS360([.F36];[.$O$11];1)" office:value-type="float" office:value="10584" calcext:value-type="float">
            <text:p>10584</text:p>
          </table:table-cell>
          <table:table-cell table:style-name="ce12"/>
          <table:table-cell/>
          <table:table-cell table:style-name="ce19"/>
          <table:table-cell table:number-columns-repeated="1011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YS360([.F37];[.$O$11];1)" office:value-type="float" office:value="11119" calcext:value-type="float">
            <text:p>11119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YS360([.F38];[.$O$11];1)" office:value-type="float" office:value="10660" calcext:value-type="float">
            <text:p>10660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YS360([.F39];[.$O$11];1)" office:value-type="float" office:value="12182" calcext:value-type="float">
            <text:p>1218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YS360([.F40];[.$O$11];1)" office:value-type="float" office:value="9964" calcext:value-type="float">
            <text:p>9964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YS360([.F41];[.$O$11];1)" office:value-type="float" office:value="10605" calcext:value-type="float">
            <text:p>10605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YS360([.F42];[.$O$11];1)" office:value-type="float" office:value="11130" calcext:value-type="float">
            <text:p>11130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YS360([.F43];[.$O$11];1)" office:value-type="float" office:value="12697" calcext:value-type="float">
            <text:p>12697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11" table:formula="of:=DAYS360([.F44];[.$O$11];1)" office:value-type="float" office:value="11186" calcext:value-type="float">
            <text:p>1118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11" table:formula="of:=DAYS360([.F45];[.$O$11];1)" office:value-type="float" office:value="10934" calcext:value-type="float">
            <text:p>10934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11" table:formula="of:=DAYS360([.F46];[.$O$11];1)" office:value-type="float" office:value="11711" calcext:value-type="float">
            <text:p>11711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11" table:formula="of:=DAYS360([.F47];[.$O$11];1)" office:value-type="float" office:value="10189" calcext:value-type="float">
            <text:p>10189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11" table:formula="of:=DAYS360([.F48];[.$O$11];1)" office:value-type="float" office:value="11173" calcext:value-type="float">
            <text:p>11173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11" table:formula="of:=DAYS360([.F49];[.$O$11];1)" office:value-type="float" office:value="10763" calcext:value-type="float">
            <text:p>10763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11" table:formula="of:=DAYS360([.F50];[.$O$11];1)" office:value-type="float" office:value="10576" calcext:value-type="float">
            <text:p>1057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11" table:formula="of:=DAYS360([.F51];[.$O$11];1)" office:value-type="float" office:value="10994" calcext:value-type="float">
            <text:p>10994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11" table:formula="of:=DAYS360([.F52];[.$O$11];1)" office:value-type="float" office:value="11887" calcext:value-type="float">
            <text:p>11887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11" table:formula="of:=DAYS360([.F53];[.$O$11];1)" office:value-type="float" office:value="10611" calcext:value-type="float">
            <text:p>10611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11" table:formula="of:=DAYS360([.F54];[.$O$11];1)" office:value-type="float" office:value="11254" calcext:value-type="float">
            <text:p>11254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11" table:formula="of:=DAYS360([.F55];[.$O$11];1)" office:value-type="float" office:value="10989" calcext:value-type="float">
            <text:p>10989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11" table:formula="of:=DAYS360([.F56];[.$O$11];1)" office:value-type="float" office:value="10392" calcext:value-type="float">
            <text:p>1039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11" table:formula="of:=DAYS360([.F57];[.$O$11];1)" office:value-type="float" office:value="9446" calcext:value-type="float">
            <text:p>944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11" table:formula="of:=DAYS360([.F58];[.$O$11];1)" office:value-type="float" office:value="12845" calcext:value-type="float">
            <text:p>12845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11" table:formula="of:=DAYS360([.F59];[.$O$11];1)" office:value-type="float" office:value="9866" calcext:value-type="float">
            <text:p>986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11" table:formula="of:=DAYS360([.F60];[.$O$11];1)" office:value-type="float" office:value="10897" calcext:value-type="float">
            <text:p>10897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11" table:formula="of:=DAYS360([.F61];[.$O$11];1)" office:value-type="float" office:value="11102" calcext:value-type="float">
            <text:p>1110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11" table:formula="of:=DAYS360([.F62];[.$O$11];1)" office:value-type="float" office:value="10760" calcext:value-type="float">
            <text:p>10760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11" table:formula="of:=DAYS360([.F63];[.$O$11];1)" office:value-type="float" office:value="10072" calcext:value-type="float">
            <text:p>1007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11" table:formula="of:=DAYS360([.F64];[.$O$11];1)" office:value-type="float" office:value="12522" calcext:value-type="float">
            <text:p>1252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11" table:formula="of:=DAYS360([.F65];[.$O$11];1)" office:value-type="float" office:value="10226" calcext:value-type="float">
            <text:p>1022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11" table:formula="of:=DAYS360([.F66];[.$O$11];1)" office:value-type="float" office:value="11238" calcext:value-type="float">
            <text:p>11238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11" table:formula="of:=DAYS360([.F67];[.$O$11];1)" office:value-type="float" office:value="11902" calcext:value-type="float">
            <text:p>1190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11" table:formula="of:=DAYS360([.F68];[.$O$11];1)" office:value-type="float" office:value="10572" calcext:value-type="float">
            <text:p>1057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11" table:formula="of:=DAYS360([.F69];[.$O$11];1)" office:value-type="float" office:value="9905" calcext:value-type="float">
            <text:p>9905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11" table:formula="of:=DAYS360([.F70];[.$O$11];1)" office:value-type="float" office:value="9395" calcext:value-type="float">
            <text:p>9395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11" table:formula="of:=DAYS360([.F71];[.$O$11];1)" office:value-type="float" office:value="9862" calcext:value-type="float">
            <text:p>986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11" table:formula="of:=DAYS360([.F72];[.$O$11];1)" office:value-type="float" office:value="9316" calcext:value-type="float">
            <text:p>931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11" table:formula="of:=DAYS360([.F73];[.$O$11];1)" office:value-type="float" office:value="10995" calcext:value-type="float">
            <text:p>10995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11" table:formula="of:=DAYS360([.F74];[.$O$11];1)" office:value-type="float" office:value="11945" calcext:value-type="float">
            <text:p>11945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11" table:formula="of:=DAYS360([.F75];[.$O$11];1)" office:value-type="float" office:value="12662" calcext:value-type="float">
            <text:p>1266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11" table:formula="of:=DAYS360([.F76];[.$O$11];1)" office:value-type="float" office:value="11762" calcext:value-type="float">
            <text:p>1176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11" table:formula="of:=DAYS360([.F77];[.$O$11];1)" office:value-type="float" office:value="9892" calcext:value-type="float">
            <text:p>989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11" table:formula="of:=DAYS360([.F78];[.$O$11];1)" office:value-type="float" office:value="10926" calcext:value-type="float">
            <text:p>1092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11" table:formula="of:=DAYS360([.F79];[.$O$11];1)" office:value-type="float" office:value="9405" calcext:value-type="float">
            <text:p>9405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11" table:formula="of:=DAYS360([.F80];[.$O$11];1)" office:value-type="float" office:value="11426" calcext:value-type="float">
            <text:p>1142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11" table:formula="of:=DAYS360([.F81];[.$O$11];1)" office:value-type="float" office:value="11659" calcext:value-type="float">
            <text:p>11659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11" table:formula="of:=DAYS360([.F82];[.$O$11];1)" office:value-type="float" office:value="11687" calcext:value-type="float">
            <text:p>11687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11" table:formula="of:=DAYS360([.F83];[.$O$11];1)" office:value-type="float" office:value="10166" calcext:value-type="float">
            <text:p>1016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11" table:formula="of:=DAYS360([.F84];[.$O$11];1)" office:value-type="float" office:value="13006" calcext:value-type="float">
            <text:p>1300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11" table:formula="of:=DAYS360([.F85];[.$O$11];1)" office:value-type="float" office:value="10932" calcext:value-type="float">
            <text:p>1093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11" table:formula="of:=DAYS360([.F86];[.$O$11];1)" office:value-type="float" office:value="9706" calcext:value-type="float">
            <text:p>9706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11" table:formula="of:=DAYS360([.F87];[.$O$11];1)" office:value-type="float" office:value="10994" calcext:value-type="float">
            <text:p>10994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11" table:formula="of:=DAYS360([.F88];[.$O$11];1)" office:value-type="float" office:value="9882" calcext:value-type="float">
            <text:p>9882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11" table:formula="of:=DAYS360([.F89];[.$O$11];1)" office:value-type="float" office:value="13680" calcext:value-type="float">
            <text:p>13680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11" table:formula="of:=DAYS360([.F90];[.$O$11];1)" office:value-type="float" office:value="10728" calcext:value-type="float">
            <text:p>10728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11" table:formula="of:=DAYS360([.F91];[.$O$11];1)" office:value-type="float" office:value="10847" calcext:value-type="float">
            <text:p>10847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11" table:formula="of:=DAYS360([.F92];[.$O$11];1)" office:value-type="float" office:value="10555" calcext:value-type="float">
            <text:p>10555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11" table:formula="of:=DAYS360([.F93];[.$O$11];1)" office:value-type="float" office:value="12021" calcext:value-type="float">
            <text:p>12021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11" table:formula="of:=DAYS360([.F94];[.$O$11];1)" office:value-type="float" office:value="9371" calcext:value-type="float">
            <text:p>9371</text:p>
          </table:table-cell>
          <table:table-cell table:style-name="ce15"/>
          <table:table-cell table:number-columns-repeated="1013"/>
        </table:table-row>
        <table:table-row table:style-name="ro4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11" table:formula="of:=DAYS360([.F95];[.$O$11];1)" office:value-type="float" office:value="9588" calcext:value-type="float">
            <text:p>9588</text:p>
          </table:table-cell>
          <table:table-cell table:style-name="ce15"/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niki" table:style-name="ta3">
        <office:forms form:automatic-focus="false" form:apply-design-mode="false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" table:number-columns-repeated="1021" table:default-cell-style-name="Default"/>
        <table:table-row table:style-name="ro6">
          <table:table-cell table:style-name="ce21" office:value-type="string" calcext:value-type="string">
            <text:p>1)</text:p>
          </table:table-cell>
          <table:table-cell table:style-name="ce24" table:formula="of:=DSUM([Lista.A1:.K95];[Lista.I1];[Lista.M6:.M7])" office:value-type="float" office:value="14562.525" calcext:value-type="float">
            <text:p>14 562,53 zł</text:p>
          </table:table-cell>
          <table:table-cell table:style-name="ce27"/>
          <table:table-cell table:style-name="ce30"/>
          <table:table-cell table:number-columns-repeated="1020"/>
        </table:table-row>
        <table:table-row table:style-name="ro6">
          <table:table-cell table:style-name="ce22" office:value-type="string" calcext:value-type="string">
            <text:p>2)</text:p>
          </table:table-cell>
          <table:table-cell table:style-name="ce25" table:formula="of:=DAVERAGE([Lista.A1:.K95];[Lista.H1];[Lista.N6:.N7])" office:value-type="currency" office:currency="PLN" office:value="13.4213333333333" calcext:value-type="currency">
            <text:p>13,42 zł</text:p>
          </table:table-cell>
          <table:table-cell table:style-name="ce27"/>
          <table:table-cell table:style-name="ce30"/>
          <table:table-cell table:number-columns-repeated="1020"/>
        </table:table-row>
        <table:table-row table:style-name="ro6">
          <table:table-cell table:style-name="ce21" office:value-type="string" calcext:value-type="string">
            <text:p>3)</text:p>
          </table:table-cell>
          <table:table-cell table:style-name="ce26"/>
          <table:table-cell table:style-name="ce28" table:formula="of:=DMAX([Lista.A1:.K95];[Lista.I1];[Lista.O1:.P2])" office:value-type="float" office:value="840" calcext:value-type="float">
            <text:p>840,00 zł</text:p>
          </table:table-cell>
          <table:table-cell table:style-name="ce31"/>
          <table:table-cell table:number-columns-repeated="1020"/>
        </table:table-row>
        <table:table-row table:style-name="ro6">
          <table:table-cell table:style-name="ce21" office:value-type="string" calcext:value-type="string">
            <text:p>4)</text:p>
          </table:table-cell>
          <table:table-cell table:style-name="ce27"/>
          <table:table-cell table:style-name="ce29" table:formula="of:=DMAX(baza;[Lista.I1];[Lista.P6:.R7])" office:value-type="float" office:value="880" calcext:value-type="float">
            <text:p>880,00 zł</text:p>
          </table:table-cell>
          <table:table-cell table:style-name="ce31"/>
          <table:table-cell table:number-columns-repeated="1020"/>
        </table:table-row>
        <table:table-row table:style-name="ro6">
          <table:table-cell table:style-name="ce23" office:value-type="string" calcext:value-type="string">
            <text:p>5)</text:p>
          </table:table-cell>
          <table:table-cell table:style-name="ce27" table:number-columns-repeated="2"/>
          <table:table-cell table:style-name="ce30"/>
          <table:table-cell table:number-columns-repeated="1020"/>
        </table:table-row>
        <table:table-row table:style-name="ro6">
          <table:table-cell table:style-name="ce21" office:value-type="string" calcext:value-type="string">
            <text:p>6)</text:p>
          </table:table-cell>
          <table:table-cell table:style-name="ce27" table:number-columns-repeated="2"/>
          <table:table-cell table:style-name="ce30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aza" table:base-cell-address="$Lista.$A$1" table:cell-range-address="$Lista.$A$1:.$K$9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7-04-19T13:30:09.165502486</dc:date>
    <meta:editing-cycles>3</meta:editing-cycles>
    <meta:editing-duration>PT5M49S</meta:editing-duration>
    <meta:document-statistic meta:table-count="3" meta:cell-count="987" meta:object-count="0"/>
    <meta:generator>LibreOffice/5.2.6.2$Linux_X86_64 LibreOffice_project/20m0$Build-2</meta:generator>
  </office:meta>
</office:document-meta>
</file>